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tserrat Light" svg:font-family="'Montserrat Light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  <style:text-properties fo:font-variant="normal" fo:text-transform="none" fo:color="#3c3c3c" style:font-name="Montserrat Light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widows="1" fo:text-indent="0in" style:auto-text-indent="false" fo:padding="0in" fo:border="none"/>
      <style:text-properties fo:font-variant="normal" fo:text-transform="none" fo:color="#3c3c3c" style:font-name="Montserrat Light" fo:font-size="12pt" fo:letter-spacing="normal" fo:font-style="normal" fo:font-weight="normal"/>
    </style:style>
    <style:style style:name="T1" style:family="text">
      <style:text-properties fo:font-variant="normal" fo:text-transform="none" fo:color="#3c3c3c" style:font-name="Montserrat Light" fo:font-size="12pt" fo:letter-spacing="normal" fo:font-style="normal" fo:font-weight="normal"/>
    </style:style>
    <style:style style:name="T2" style:family="text">
      <style:text-properties fo:font-variant="normal" fo:text-transform="none" fo:color="#3c3c3c" style:font-name="Montserrat Light" fo:font-size="12pt" fo:letter-spacing="normal" fo:font-style="normal" fo:font-weight="normal" fo:background-color="transparent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ing in an ultramarathon</text:p>
      <text:p text:style-name="Standard"/>
      <text:p text:style-name="Standard"><text:a xlink:type="simple" xlink:href="https://runnersconnect.net/running-training-articles/running-pace-strategy/" text:style-name="Internet_20_link" text:visited-style-name="Visited_20_Internet_20_Link">https://runnersconnect.net/running-training-articles/running-pace-strategy/</text:a></text:p>
      <text:p text:style-name="Standard"/>
      <text:p text:style-name="P1"><text:span text:style-name="T1">http://trailandultrarunning.com/top-5-mistakes-in-ultramarathon-avoiding-common-pitfalls/</text:span></text:p>
      <text:p text:style-name="P2">Improvements in food and electrolytes would have helped and better weather.</text:p>
      <text:p text:style-name="P2"/>
      <text:p text:style-name="P2">See hand written notes</text:p>
      <text:p text:style-name="P2"/>
      <text:p text:style-name="P2"/>
      <text:p text:style-name="P2"><text:s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tserrat Light" svg:font-family="'Montserrat Light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16T21:16:05.71</meta:creation-date>
    <dc:date>2016-05-20T13:52:37.68</dc:date>
    <dc:creator>James Lombardi</dc:creator>
    <meta:editing-duration>PT10H32M52S</meta:editing-duration>
    <meta:editing-cycles>27</meta:editing-cycles>
    <meta:generator>OpenOffice/4.1.0$Win32 OpenOffice.org_project/410m18$Build-9764</meta:generator>
    <meta:document-statistic meta:table-count="0" meta:image-count="0" meta:object-count="0" meta:page-count="1" meta:paragraph-count="6" meta:word-count="21" meta:character-count="288"/>
  </office:meta>
</office:document-meta>
</file>